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language="de" fo:country="DE" officeooo:paragraph-rsid="0018196e"/>
    </style:style>
    <style:style style:name="P2" style:family="paragraph" style:parent-style-name="Standard">
      <style:paragraph-properties fo:text-align="start" style:justify-single-word="false"/>
      <style:text-properties fo:language="de" fo:country="DE" officeooo:paragraph-rsid="0018196e"/>
    </style:style>
    <style:style style:name="P3" style:family="paragraph" style:parent-style-name="Standard">
      <style:text-properties fo:language="de" fo:country="DE" officeooo:paragraph-rsid="0018196e"/>
    </style:style>
    <style:style style:name="P4" style:family="paragraph" style:parent-style-name="Standard">
      <style:paragraph-properties fo:text-align="center" style:justify-single-word="false"/>
      <style:text-properties fo:font-size="14pt" fo:language="de" fo:country="DE" officeooo:paragraph-rsid="0018196e" style:font-size-asian="14pt" style:font-size-complex="14pt"/>
    </style:style>
    <style:style style:name="P5" style:family="paragraph" style:parent-style-name="Standard">
      <style:paragraph-properties fo:text-align="start" style:justify-single-word="false"/>
      <style:text-properties fo:font-size="14pt" fo:language="de" fo:country="DE" officeooo:paragraph-rsid="0018196e" style:font-size-asian="14pt" style:font-size-complex="14pt"/>
    </style:style>
    <style:style style:name="P6" style:family="paragraph" style:parent-style-name="Standard">
      <style:paragraph-properties fo:text-align="start" style:justify-single-word="false"/>
      <style:text-properties fo:font-size="13pt" fo:language="de" fo:country="DE" officeooo:paragraph-rsid="0018196e" style:font-size-asian="13pt" style:font-size-complex="13pt"/>
    </style:style>
    <style:style style:name="P7" style:family="paragraph" style:parent-style-name="Standard">
      <style:paragraph-properties fo:text-align="start" style:justify-single-word="false"/>
      <style:text-properties fo:font-size="13pt" fo:language="de" fo:country="DE" officeooo:rsid="00102712" officeooo:paragraph-rsid="0018196e" style:font-size-asian="13pt" style:font-size-complex="13pt"/>
    </style:style>
    <style:style style:name="P8" style:family="paragraph" style:parent-style-name="Standard" style:master-page-name="First_20_Page">
      <style:paragraph-properties style:page-number="auto"/>
      <style:text-properties fo:language="de" fo:country="DE" officeooo:paragraph-rsid="0018196e"/>
    </style:style>
    <style:style style:name="P9" style:family="paragraph" style:parent-style-name="Text_20_body">
      <style:text-properties officeooo:rsid="0018196e" officeooo:paragraph-rsid="0018196e"/>
    </style:style>
    <style:style style:name="P10" style:family="paragraph" style:parent-style-name="Text_20_body">
      <style:text-properties officeooo:rsid="00192546" officeooo:paragraph-rsid="00192546"/>
    </style:style>
    <style:style style:name="P11" style:family="paragraph" style:parent-style-name="Text_20_body">
      <style:text-properties officeooo:rsid="00192546" officeooo:paragraph-rsid="001ae30f"/>
    </style:style>
    <style:style style:name="P12" style:family="paragraph" style:parent-style-name="Text_20_body">
      <style:text-properties officeooo:rsid="001ae30f" officeooo:paragraph-rsid="001ae30f"/>
    </style:style>
    <style:style style:name="P13" style:family="paragraph" style:parent-style-name="Text_20_body">
      <style:text-properties officeooo:rsid="001baf39" officeooo:paragraph-rsid="001baf39"/>
    </style:style>
    <style:style style:name="P14" style:family="paragraph" style:parent-style-name="Subtitle">
      <style:text-properties officeooo:paragraph-rsid="0018196e"/>
    </style:style>
    <style:style style:name="P15" style:family="paragraph" style:parent-style-name="Heading_20_2">
      <style:text-properties officeooo:rsid="0018196e" officeooo:paragraph-rsid="0018196e"/>
    </style:style>
    <style:style style:name="P16" style:family="paragraph" style:parent-style-name="Title">
      <style:text-properties officeooo:paragraph-rsid="0018196e"/>
    </style:style>
    <style:style style:name="P17" style:family="paragraph" style:parent-style-name="Heading_20_1">
      <style:text-properties officeooo:rsid="0018196e" officeooo:paragraph-rsid="0018196e"/>
    </style:style>
    <style:style style:name="P18" style:family="paragraph" style:parent-style-name="Heading_20_1">
      <style:text-properties officeooo:rsid="00192546" officeooo:paragraph-rsid="00192546"/>
    </style:style>
    <style:style style:name="P19" style:family="paragraph" style:parent-style-name="Heading_20_1">
      <style:paragraph-properties fo:break-before="page"/>
      <style:text-properties style:font-name="Times New Roman" officeooo:rsid="0072701b" officeooo:paragraph-rsid="0018196e"/>
    </style:style>
    <style:style style:name="T1" style:family="text">
      <style:text-properties officeooo:rsid="00102712"/>
    </style:style>
    <style:style style:name="T2" style:family="text">
      <style:text-properties style:font-name="Times New Roman"/>
    </style:style>
    <style:style style:name="T3" style:family="text">
      <style:text-properties style:font-name="Times New Roman" officeooo:rsid="0072701b"/>
    </style:style>
    <style:style style:name="T4" style:family="text">
      <style:text-properties style:font-name="Times New Roman" officeooo:rsid="00192546"/>
    </style:style>
    <style:style style:name="T5" style:family="text">
      <style:text-properties style:font-name="Times New Roman" officeooo:rsid="001ae30f"/>
    </style:style>
    <style:style style:name="T6" style:family="text">
      <style:text-properties officeooo:rsid="0019254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3"/>
      <text:p text:style-name="P3"/>
      <text:p text:style-name="P3"/>
      <text:p text:style-name="P3"/>
      <text:p text:style-name="P3"/>
      <text:p text:style-name="P16">Abgabe zu Übungsblatt <text:span text:style-name="T6">6</text:span></text:p>
      <text:p text:style-name="P1"><text:s/></text:p>
      <text:p text:style-name="P4"/>
      <text:p text:style-name="P4"/>
      <text:p text:style-name="P4"/>
      <text:p text:style-name="P14">Rechnerarchitektur und Eingebettete Systeme</text:p>
      <text:p text:style-name="P4"/>
      <text:p text:style-name="P4"/>
      <text:p text:style-name="P4"/>
      <text:p text:style-name="P4"/>
      <text:p text:style-name="P4"/>
      <text:p text:style-name="P5"/>
      <text:p text:style-name="P6"><text:span text:style-name="T1">Abgabedatum</text:span>:<text:tab/><text:tab/><text:tab/><text:span text:style-name="T6">27.01.2016</text:span></text:p>
      <text:p text:style-name="P6"/>
      <text:p text:style-name="P6">Semester:<text:tab/><text:tab/><text:tab/><text:tab/><text:span text:style-name="T1">Wintersemester </text:span>201<text:span text:style-name="T1">5/16</text:span></text:p>
      <text:p text:style-name="P6"/>
      <text:p text:style-name="P6">Beteiligte:<text:tab/><text:tab/><text:tab/><text:tab/><text:span text:style-name="T1">296118</text:span> <text:span text:style-name="T1">Stefan Fuhrmann</text:span> – <text:span text:style-name="T1">Techn.Inf. HS Bremen</text:span></text:p>
      <text:p text:style-name="P6"><text:tab/><text:tab/><text:tab/><text:tab/><text:tab/>325585 Steffen Christiansen <text:s/>– <text:span text:style-name="T1">Techn.Inf. HS Bremen</text:span></text:p>
      <text:p text:style-name="P6"><text:tab/><text:tab/><text:tab/><text:tab/><text:tab/><text:span text:style-name="T1">4140709</text:span> <text:span text:style-name="T1">Daniel Tauritis</text:span> <text:s/>– <text:span text:style-name="T1">Inf. Uni Bremen</text:span></text:p>
      <text:p text:style-name="P6"/>
      <text:p text:style-name="P7">Gruppennummer:<text:tab/><text:tab/><text:tab/>1</text:p>
      <text:p text:style-name="P6"/>
      <text:p text:style-name="P6">Laborleitung /-Betreuung:<text:tab/><text:span text:style-name="T1">Oliver Keszöcze</text:span></text:p>
      <text:p text:style-name="P2"/>
      <text:p text:style-name="P3"/>
      <text:h text:style-name="P19" text:outline-level="1">Aufgabe 1</text:h>
      <text:p text:style-name="P9"><text:span text:style-name="T3">W</text:span><text:span text:style-name="T2">ir konnten den Zylinder und die Kugel in Abhängigkeit von einzelnen Variablen beliebig generieren, ihre Oberflächen-Normalen festlegen und die Formen schön bunt einfärben.</text:span></text:p>
      <text:p text:style-name="P9"><text:span text:style-name="T2">Die Pyramide gestaltete sich für uns als etwas schwieriger, da die Erzeugung des Indizes-Arrays komplexer als bei den anderen beiden Formen ist. Daher ist unsere Pyramide unvollständig.</text:span></text:p>
      <text:h text:style-name="P15" text:outline-level="2"><text:span text:style-name="T2">Aufgabe 2</text:span></text:h>
      <text:p text:style-name="P9"><text:span text:style-name="T2">Die Wellen stellen wir dar, indem eine von der Y-Koordinate des Punktes und einer Zeit-Variable abhängige Sinusfunktion, dessen Wert in der Variable distort gespeichert wird, mit dem Normalenvektor des Punktes multiplizieren. </text:span></text:p>
      <text:p text:style-name="P9"><text:span text:style-name="T2">Einzelne Parameter dieser Funktion konnten wir modifizieren, um langsame, mittelgroße Wellen von Oben nach Unten durch die Objekte wandern lassen können. Die Wellenbewegung kann durch ein Setzen von distort auf 0 deaktiviert werden.</text:span></text:p>
      <text:h text:style-name="P17" text:outline-level="1"><text:span text:style-name="T2">Aufgabe 3</text:span></text:h>
      <text:p text:style-name="P9"><text:span text:style-name="T2">Der Ambient Shader gestaltete sich als recht einfach, da nur der Ursprungsfarbwert der Pixel für die Berechnung relevant war. Die Texturkomponente haben wir in diese Berechnung eingebaut, falls wir das Beispielmodell (das Logo) erzeugen möchten. </text:span><text:span text:style-name="T4">Da das Logo eine Texturkomponente hat, fordert der Compiler dessen Einabau.</text:span></text:p>
      <text:p text:style-name="P10"><text:span text:style-name="T2">Beim Diffuse Shader führen wir bereits im Vertex Shader Berechnungen durch, wie der Einfallwinkel des Lichts vom Normalenvektor des Punktes abweicht. Diesen Wert (cosThetaDiffuse) geben wir an den Fragment Shader weiter, um den diffusen Lichtwert zu bilden.</text:span></text:p>
      <text:p text:style-name="P10"><text:span text:style-name="T2">Leider sind wir beim Specular Shader gescheitert, und konnten trotz unserem allgemeinen Verständnis der Berechnung des Helligkeitswertes kein korrektes Ergebnis liefern. Unseren Fortschritt haben wir allerdings nicht aus den Shadern entfernt, da er nicht mit unserem anderen Code zu interferieren scheint.</text:span></text:p>
      <text:h text:style-name="P18" text:outline-level="1"><text:span text:style-name="T2">Aufgabe 4</text:span></text:h>
      <text:p text:style-name="P11"><text:span text:style-name="T2">Wie wir in der Bearbeitung der </text:span><text:span text:style-name="T5">v</text:span><text:span text:style-name="T2">orherigen </text:span><text:span text:style-name="T5">Aufgaben </text:span><text:span text:style-name="T2">gelernt haben, </text:span><text:span text:style-name="T5">bieten GPUs mehr Rechenoperationen als nur die Darstellung von Vertices im Raum. Die Schnittstelle OpenGL bietete uns auch Variablen und arithmetische Operationen wie die meisten anderen Programmiersprachen an. </text:span></text:p>
      <text:p text:style-name="P11"><text:span text:style-name="T5">Die Berechnungen müssen allerdings immer nach demselben Prinzip verlaufen, wodurch if-Abfragen immer beide potentielle Pfade berechnen müssen und somit den Rechenaufwand erhöhen.</text:span></text:p>
      <text:p text:style-name="P12"><text:span text:style-name="T2">Die Stärke von GPUs liegt allerdings woanders: GPUs verfügen über hundertfach mehr Kerne als eine heutige CPU. </text:span><text:span text:style-name="T4">Wenn eine große Menge von Daten auf fast identische Weise zu verarbeiten ist, stellen GPUs aufgrund ihrer hohen Parallelisierung </text:span><text:span text:style-name="T2">also </text:span><text:span text:style-name="T4">ein gutes Mittel dazu dar. </text:span></text:p>
      <text:p text:style-name="P12"><text:span text:style-name="T2">Aufgrund der gennanten Einschränkungen von GPUs werden diese oft zusammen mit einer CPU genutzt. Hierbei dient die GPU als Hardware-Beschleuniger der CPU, da die CPU gewünschte Aufgaben durch die GPU berechnen lassen kann.</text:span></text:p>
      <text:p text:style-name="P13"><text:span text:style-name="T2">Angewandt werden kann dieses Verfahren in zahlreichen Branchen. </text:span><text:span text:style-name="T4">Beispielweise können Computercluster GPUs für genau diesen Zweck nutzen, um effizient große Datenmengen zu verarbeiten. Aber auch gewöhnliche Videos und </text:span><text:span text:style-name="T5">Musik</text:span><text:span text:style-name="T4"> stellen ebenfalls oft große Datenmengen dar, die in Echtzeit kodiert und dekodiert werden müssen. </text:span><text:span text:style-name="T2">H</text:span><text:span text:style-name="T4">ierfür sind GPUs geeig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44S</meta:editing-duration>
    <meta:editing-cycles>4</meta:editing-cycles>
    <meta:generator>LibreOffice/4.2.1.1$Windows_x86 LibreOffice_project/d7dbbd7842e6a58b0f521599204e827654e1fb8b</meta:generator>
    <dc:date>2016-01-27T23:59:58.996000000</dc:date>
    <meta:document-statistic meta:table-count="0" meta:image-count="0" meta:object-count="0" meta:page-count="2" meta:paragraph-count="26" meta:word-count="466" meta:character-count="3380" meta:non-whitespace-character-count="2910"/>
    <meta:user-defined meta:name="Info 1"/>
    <meta:user-defined meta:name="Info 2"/>
    <meta:user-defined meta:name="Info 3"/>
    <meta:user-defined meta:name="Info 4"/>
  </office:meta>
</office:document-meta>
</file>